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T1" style:family="text">
      <style:text-properties officeooo:rsid="00140c4f"/>
    </style:style>
    <style:style style:name="T2" style:family="text">
      <style:text-properties officeooo:rsid="00159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2">0459</text:span> <text:span text:style-name="T1">(Q(0, 0, 1))</text:span></text:p>
      <text:p text:style-name="P5">fix problem: D is wr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08T11:41:00.166831065</dc:date>
    <meta:editing-duration>PT17M38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" meta:paragraph-count="7" meta:word-count="35" meta:character-count="345" meta:non-whitespace-character-count="301"/>
  </office:meta>
</office:document-meta>
</file>